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732" calcext:value-type="float">
            <text:p>514.7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:.C8])" office:value-type="float" office:value="514.5296" calcext:value-type="float">
            <text:p>514.5296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331" calcext:value-type="float">
            <text:p>514.3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697" calcext:value-type="float">
            <text:p>514.6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84" calcext:value-type="float">
            <text:p>514.4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04" calcext:value-type="float">
            <text:p>514.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534" calcext:value-type="float">
            <text:p>514.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9:.C13])" office:value-type="float" office:value="514.7812" calcext:value-type="float">
            <text:p>514.7812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5.459" calcext:value-type="float">
            <text:p>515.4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968" calcext:value-type="float">
            <text:p>514.9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618" calcext:value-type="float">
            <text:p>514.6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327" calcext:value-type="float">
            <text:p>514.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969" calcext:value-type="float">
            <text:p>259.9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4:.C18])" office:value-type="float" office:value="263.6716" calcext:value-type="float">
            <text:p>263.6716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792" calcext:value-type="float">
            <text:p>259.7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395" calcext:value-type="float">
            <text:p>260.3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78.131" calcext:value-type="float">
            <text:p>278.1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071" calcext:value-type="float">
            <text:p>260.0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1.75" calcext:value-type="float">
            <text:p>141.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9:.C23])" office:value-type="float" office:value="139.4944" calcext:value-type="float">
            <text:p>139.4944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7.129" calcext:value-type="float">
            <text:p>137.1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5.722" calcext:value-type="float">
            <text:p>135.7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6.777" calcext:value-type="float">
            <text:p>136.77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6.094" calcext:value-type="float">
            <text:p>146.0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3329" calcext:value-type="float">
            <text:p>73.33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4:.C28])" office:value-type="float" office:value="73.70926" calcext:value-type="float">
            <text:p>73.70926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408" calcext:value-type="float">
            <text:p>73.4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4.6651" calcext:value-type="float">
            <text:p>74.6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2714" calcext:value-type="float">
            <text:p>73.27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8689" calcext:value-type="float">
            <text:p>73.86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429" calcext:value-type="float">
            <text:p>43.44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9:.C33])" office:value-type="float" office:value="42.68746" calcext:value-type="float">
            <text:p>42.68746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56" calcext:value-type="float">
            <text:p>43.4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9825" calcext:value-type="float">
            <text:p>41.982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2.9786" calcext:value-type="float">
            <text:p>42.97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5773" calcext:value-type="float">
            <text:p>41.5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7868" calcext:value-type="float">
            <text:p>24.78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4:.C38])" office:value-type="float" office:value="25.04268" calcext:value-type="float">
            <text:p>25.04268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9047" calcext:value-type="float">
            <text:p>24.90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0615" calcext:value-type="float">
            <text:p>25.0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1705" calcext:value-type="float">
            <text:p>25.170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2899" calcext:value-type="float">
            <text:p>25.2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2965" calcext:value-type="float">
            <text:p>16.29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9:.C43])" office:value-type="float" office:value="16.4186" calcext:value-type="float">
            <text:p>16.4186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886" calcext:value-type="float">
            <text:p>16.38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6682" calcext:value-type="float">
            <text:p>16.6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4279" calcext:value-type="float">
            <text:p>16.4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906" calcext:value-type="float">
            <text:p>12.79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4:.C48])" office:value-type="float" office:value="12.81412" calcext:value-type="float">
            <text:p>12.81412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523" calcext:value-type="float">
            <text:p>12.952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147" calcext:value-type="float">
            <text:p>12.91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6259" calcext:value-type="float">
            <text:p>12.6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871" calcext:value-type="float">
            <text:p>12.7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3" calcext:value-type="float">
            <text:p>514.3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9:.C53])" office:value-type="float" office:value="514.6076" calcext:value-type="float">
            <text:p>514.6076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5.037" calcext:value-type="float">
            <text:p>515.03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72" calcext:value-type="float">
            <text:p>514.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7" calcext:value-type="float">
            <text:p>514.3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651" calcext:value-type="float">
            <text:p>514.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807" calcext:value-type="float">
            <text:p>259.8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4:.C58])" office:value-type="float" office:value="267.7482" calcext:value-type="float">
            <text:p>267.7482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672" calcext:value-type="float">
            <text:p>259.6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607" calcext:value-type="float">
            <text:p>279.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774" calcext:value-type="float">
            <text:p>259.7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533" calcext:value-type="float">
            <text:p>137.5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9:.C63])" office:value-type="float" office:value="138.4456" calcext:value-type="float">
            <text:p>138.4456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6.027" calcext:value-type="float">
            <text:p>136.0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45.374" calcext:value-type="float">
            <text:p>145.3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874" calcext:value-type="float">
            <text:p>137.8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5.42" calcext:value-type="float">
            <text:p>135.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2734" calcext:value-type="float">
            <text:p>73.27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4:.C68])" office:value-type="float" office:value="75.2508" calcext:value-type="float">
            <text:p>75.2508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4143" calcext:value-type="float">
            <text:p>73.414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80.0849" calcext:value-type="float">
            <text:p>80.08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4.3106" calcext:value-type="float">
            <text:p>74.31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5.1708" calcext:value-type="float">
            <text:p>75.1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9:.C73])" office:value-type="float" office:value="42.5277" calcext:value-type="float">
            <text:p>42.5277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718" calcext:value-type="float">
            <text:p>41.7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1278" calcext:value-type="float">
            <text:p>43.12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2352" calcext:value-type="float">
            <text:p>43.235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058" calcext:value-type="float">
            <text:p>43.0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7527" calcext:value-type="float">
            <text:p>24.75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4:.C78])" office:value-type="float" office:value="24.93386" calcext:value-type="float">
            <text:p>24.93386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1402" calcext:value-type="float">
            <text:p>25.14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019" calcext:value-type="float">
            <text:p>25.0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9187" calcext:value-type="float">
            <text:p>24.91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8387" calcext:value-type="float">
            <text:p>24.83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19.9756" calcext:value-type="float">
            <text:p>19.97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9:.C83])" office:value-type="float" office:value="20.20764" calcext:value-type="float">
            <text:p>20.2076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473" calcext:value-type="float">
            <text:p>20.24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932" calcext:value-type="float">
            <text:p>20.29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1773" calcext:value-type="float">
            <text:p>20.1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3448" calcext:value-type="float">
            <text:p>20.344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269" calcext:value-type="float">
            <text:p>29.82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84:.C88])" office:value-type="float" office:value="29.94244" calcext:value-type="float">
            <text:p>29.9424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088" calcext:value-type="float">
            <text:p>29.80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0142" calcext:value-type="float">
            <text:p>30.01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1013" calcext:value-type="float">
            <text:p>30.10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9" calcext:value-type="float">
            <text:p>73.1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73.1447857142857" calcext:value-type="float">
            <text:p>73.1447857143</text:p>
          </table:table-cell>
          <table:table-cell office:value-type="float" office:value="73.149" calcext:value-type="float">
            <text:p>73.149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2115" calcext:value-type="float">
            <text:p>73.21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15" calcext:value-type="float">
            <text:p>73.211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41" calcext:value-type="float">
            <text:p>73.14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441" calcext:value-type="float">
            <text:p>73.144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94" calcext:value-type="float">
            <text:p>73.12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94" calcext:value-type="float">
            <text:p>73.129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74" calcext:value-type="float">
            <text:p>73.12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74" calcext:value-type="float">
            <text:p>73.127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153" calcext:value-type="float">
            <text:p>73.115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153" calcext:value-type="float">
            <text:p>73.1153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368" calcext:value-type="float">
            <text:p>73.13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368" calcext:value-type="float">
            <text:p>73.136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811" calcext:value-type="float">
            <text:p>73.181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73.2945142857143" calcext:value-type="float">
            <text:p>73.2945142857</text:p>
          </table:table-cell>
          <table:table-cell office:value-type="float" office:value="73.1811" calcext:value-type="float">
            <text:p>73.181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979" calcext:value-type="float">
            <text:p>73.19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979" calcext:value-type="float">
            <text:p>73.197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7994" calcext:value-type="float">
            <text:p>73.79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7994" calcext:value-type="float">
            <text:p>73.799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07" calcext:value-type="float">
            <text:p>73.21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07" calcext:value-type="float">
            <text:p>73.210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483" calcext:value-type="float">
            <text:p>73.248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483" calcext:value-type="float">
            <text:p>73.248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4" calcext:value-type="float">
            <text:p>37.5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37.7244285714286" calcext:value-type="float">
            <text:p>37.7244285714</text:p>
          </table:table-cell>
          <table:table-cell office:value-type="float" office:value="37.554" calcext:value-type="float">
            <text:p>37.55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6615" calcext:value-type="float">
            <text:p>37.6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6615" calcext:value-type="float">
            <text:p>37.661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8.6593" calcext:value-type="float">
            <text:p>38.659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6593" calcext:value-type="float">
            <text:p>38.659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5" calcext:value-type="float">
            <text:p>37.54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5" calcext:value-type="float">
            <text:p>37.546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6" calcext:value-type="float">
            <text:p>37.546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6" calcext:value-type="float">
            <text:p>37.546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57" calcext:value-type="float">
            <text:p>37.5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557" calcext:value-type="float">
            <text:p>37.555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74" calcext:value-type="float">
            <text:p>37.54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74" calcext:value-type="float">
            <text:p>37.547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73" calcext:value-type="float">
            <text:p>20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1.0872714285714" calcext:value-type="float">
            <text:p>21.0872714286</text:p>
          </table:table-cell>
          <table:table-cell office:value-type="float" office:value="20.8573" calcext:value-type="float">
            <text:p>20.857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097" calcext:value-type="float">
            <text:p>20.9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097" calcext:value-type="float">
            <text:p>20.909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708" calcext:value-type="float">
            <text:p>20.8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708" calcext:value-type="float">
            <text:p>20.870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69" calcext:value-type="float">
            <text:p>20.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69" calcext:value-type="float">
            <text:p>20.86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98" calcext:value-type="float">
            <text:p>20.85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598" calcext:value-type="float">
            <text:p>20.859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2.3221" calcext:value-type="float">
            <text:p>22.32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3221" calcext:value-type="float">
            <text:p>22.322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222" calcext:value-type="float">
            <text:p>20.92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222" calcext:value-type="float">
            <text:p>20.922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69" calcext:value-type="float">
            <text:p>12.5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6295142857143" calcext:value-type="float">
            <text:p>12.6295142857</text:p>
          </table:table-cell>
          <table:table-cell office:value-type="float" office:value="12.5869" calcext:value-type="float">
            <text:p>12.586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6357" calcext:value-type="float">
            <text:p>12.63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6357" calcext:value-type="float">
            <text:p>12.635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9155" calcext:value-type="float">
            <text:p>12.915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155" calcext:value-type="float">
            <text:p>12.915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795" calcext:value-type="float">
            <text:p>12.57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795" calcext:value-type="float">
            <text:p>12.579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71" calcext:value-type="float">
            <text:p>12.5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71" calcext:value-type="float">
            <text:p>12.587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219" calcext:value-type="float">
            <text:p>12.52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19" calcext:value-type="float">
            <text:p>12.521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" calcext:value-type="float">
            <text:p>12.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1895" calcext:value-type="float">
            <text:p>7.918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7.92878428571429" calcext:value-type="float">
            <text:p>7.9287842857</text:p>
          </table:table-cell>
          <table:table-cell office:value-type="float" office:value="7.91895" calcext:value-type="float">
            <text:p>7.9189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214" calcext:value-type="float">
            <text:p>7.92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214" calcext:value-type="float">
            <text:p>7.921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9726" calcext:value-type="float">
            <text:p>7.8972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9726" calcext:value-type="float">
            <text:p>7.8972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6276" calcext:value-type="float">
            <text:p>7.962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6276" calcext:value-type="float">
            <text:p>7.9627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573" calcext:value-type="float">
            <text:p>7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573" calcext:value-type="float">
            <text:p>7.857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9341" calcext:value-type="float">
            <text:p>7.99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9341" calcext:value-type="float">
            <text:p>7.9934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5041" calcext:value-type="float">
            <text:p>7.950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5041" calcext:value-type="float">
            <text:p>7.9504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0889" calcext:value-type="float">
            <text:p>5.308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5.27360571428571" calcext:value-type="float">
            <text:p>5.2736057143</text:p>
          </table:table-cell>
          <table:table-cell office:value-type="float" office:value="5.30889" calcext:value-type="float">
            <text:p>5.3088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1287" calcext:value-type="float">
            <text:p>5.212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1287" calcext:value-type="float">
            <text:p>5.2128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103" calcext:value-type="float">
            <text:p>5.3110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103" calcext:value-type="float">
            <text:p>5.3110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218" calcext:value-type="float">
            <text:p>5.312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218" calcext:value-type="float">
            <text:p>5.3121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4502" calcext:value-type="float">
            <text:p>5.245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4502" calcext:value-type="float">
            <text:p>5.2450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813" calcext:value-type="float">
            <text:p>5.318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813" calcext:value-type="float">
            <text:p>5.3181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0712" calcext:value-type="float">
            <text:p>5.2071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0712" calcext:value-type="float">
            <text:p>5.2071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5008" calcext:value-type="float">
            <text:p>3.850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0:.H146])" office:value-type="float" office:value="3.87986285714286" calcext:value-type="float">
            <text:p>3.8798628571</text:p>
          </table:table-cell>
          <table:table-cell office:value-type="float" office:value="3.85008" calcext:value-type="float">
            <text:p>3.8500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4.01092" calcext:value-type="float">
            <text:p>4.0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1092" calcext:value-type="float">
            <text:p>4.0109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2363" calcext:value-type="float">
            <text:p>3.92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2363" calcext:value-type="float">
            <text:p>3.923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1279" calcext:value-type="float">
            <text:p>3.91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1279" calcext:value-type="float">
            <text:p>3.9127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8259" calcext:value-type="float">
            <text:p>3.78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8259" calcext:value-type="float">
            <text:p>3.7825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9321" calcext:value-type="float">
            <text:p>3.7932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8582" calcext:value-type="float">
            <text:p>3.885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88582" calcext:value-type="float">
            <text:p>3.8858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4702" calcext:value-type="float">
            <text:p>3.547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7:.H153])" office:value-type="float" office:value="3.47883428571429" calcext:value-type="float">
            <text:p>3.4788342857</text:p>
          </table:table-cell>
          <table:table-cell office:value-type="float" office:value="3.54702" calcext:value-type="float">
            <text:p>3.5470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8534" calcext:value-type="float">
            <text:p>3.38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8534" calcext:value-type="float">
            <text:p>3.3853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6557" calcext:value-type="float">
            <text:p>3.56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6557" calcext:value-type="float">
            <text:p>3.5655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327" calcext:value-type="float">
            <text:p>3.48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327" calcext:value-type="float">
            <text:p>3.4832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3436" calcext:value-type="float">
            <text:p>3.53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436" calcext:value-type="float">
            <text:p>3.5343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5579" calcext:value-type="float">
            <text:p>3.355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5579" calcext:value-type="float">
            <text:p>3.3557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049" calcext:value-type="float">
            <text:p>3.480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049" calcext:value-type="float">
            <text:p>3.4804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974" calcext:value-type="float">
            <text:p>73.19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54:.H160])" office:value-type="float" office:value="73.4443571428571" calcext:value-type="float">
            <text:p>73.4443571429</text:p>
          </table:table-cell>
          <table:table-cell office:value-type="float" office:value="73.1974" calcext:value-type="float">
            <text:p>73.197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661" calcext:value-type="float">
            <text:p>73.16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661" calcext:value-type="float">
            <text:p>73.166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4.945" calcext:value-type="float">
            <text:p>74.94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4.945" calcext:value-type="float">
            <text:p>74.94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802" calcext:value-type="float">
            <text:p>73.18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802" calcext:value-type="float">
            <text:p>73.180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504" calcext:value-type="float">
            <text:p>73.15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504" calcext:value-type="float">
            <text:p>73.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781" calcext:value-type="float">
            <text:p>73.17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781" calcext:value-type="float">
            <text:p>73.178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2933" calcext:value-type="float">
            <text:p>73.2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933" calcext:value-type="float">
            <text:p>73.293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36" calcext:value-type="float">
            <text:p>37.5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1:.H167])" office:value-type="float" office:value="37.5968571428571" calcext:value-type="float">
            <text:p>37.5968571429</text:p>
          </table:table-cell>
          <table:table-cell office:value-type="float" office:value="37.5436" calcext:value-type="float">
            <text:p>37.543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8.0132" calcext:value-type="float">
            <text:p>38.01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0132" calcext:value-type="float">
            <text:p>38.013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91" calcext:value-type="float">
            <text:p>37.549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91" calcext:value-type="float">
            <text:p>37.549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089" calcext:value-type="float">
            <text:p>37.50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089" calcext:value-type="float">
            <text:p>37.508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97" calcext:value-type="float">
            <text:p>37.51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97" calcext:value-type="float">
            <text:p>37.519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71" calcext:value-type="float">
            <text:p>37.51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71" calcext:value-type="float">
            <text:p>37.517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264" calcext:value-type="float">
            <text:p>37.526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264" calcext:value-type="float">
            <text:p>37.526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6097" calcext:value-type="float">
            <text:p>21.6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8:.H174])" office:value-type="float" office:value="21.1734142857143" calcext:value-type="float">
            <text:p>21.1734142857</text:p>
          </table:table-cell>
          <table:table-cell office:value-type="float" office:value="21.6097" calcext:value-type="float">
            <text:p>21.609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2.2713" calcext:value-type="float">
            <text:p>22.27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2713" calcext:value-type="float">
            <text:p>22.271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0463" calcext:value-type="float">
            <text:p>21.04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0463" calcext:value-type="float">
            <text:p>21.046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95" calcext:value-type="float">
            <text:p>20.82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95" calcext:value-type="float">
            <text:p>20.829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1" calcext:value-type="float">
            <text:p>20.8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1" calcext:value-type="float">
            <text:p>20.82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27" calcext:value-type="float">
            <text:p>20.82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27" calcext:value-type="float">
            <text:p>20.822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134" calcext:value-type="float">
            <text:p>20.81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134" calcext:value-type="float">
            <text:p>20.813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165" calcext:value-type="float">
            <text:p>12.51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75:.H181])" office:value-type="float" office:value="12.7461571428571" calcext:value-type="float">
            <text:p>12.7461571429</text:p>
          </table:table-cell>
          <table:table-cell office:value-type="float" office:value="12.5165" calcext:value-type="float">
            <text:p>12.516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341" calcext:value-type="float">
            <text:p>12.8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341" calcext:value-type="float">
            <text:p>12.834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7275" calcext:value-type="float">
            <text:p>12.72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7275" calcext:value-type="float">
            <text:p>12.727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3.1841" calcext:value-type="float">
            <text:p>13.184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847" calcext:value-type="float">
            <text:p>12.88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847" calcext:value-type="float">
            <text:p>12.884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476" calcext:value-type="float">
            <text:p>12.54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476" calcext:value-type="float">
            <text:p>12.547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86" calcext:value-type="float">
            <text:p>12.528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607" calcext:value-type="float">
            <text:p>7.86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2:.H188])" office:value-type="float" office:value="7.87500285714286" calcext:value-type="float">
            <text:p>7.8750028571</text:p>
          </table:table-cell>
          <table:table-cell office:value-type="float" office:value="7.86607" calcext:value-type="float">
            <text:p>7.8660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378" calcext:value-type="float">
            <text:p>7.863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378" calcext:value-type="float">
            <text:p>7.8637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417" calcext:value-type="float">
            <text:p>7.884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417" calcext:value-type="float">
            <text:p>7.8841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629" calcext:value-type="float">
            <text:p>7.876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629" calcext:value-type="float">
            <text:p>7.8762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869" calcext:value-type="float">
            <text:p>7.87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869" calcext:value-type="float">
            <text:p>7.8786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698" calcext:value-type="float">
            <text:p>7.886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698" calcext:value-type="float">
            <text:p>7.8869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904" calcext:value-type="float">
            <text:p>7.869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904" calcext:value-type="float">
            <text:p>7.869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6854" calcext:value-type="float">
            <text:p>5.168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9:.H195])" office:value-type="float" office:value="5.12511285714286" calcext:value-type="float">
            <text:p>5.1251128571</text:p>
          </table:table-cell>
          <table:table-cell office:value-type="float" office:value="5.16854" calcext:value-type="float">
            <text:p>5.1685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624" calcext:value-type="float">
            <text:p>5.1162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624" calcext:value-type="float">
            <text:p>5.1162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144" calcext:value-type="float">
            <text:p>5.121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144" calcext:value-type="float">
            <text:p>5.1214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363" calcext:value-type="float">
            <text:p>5.11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363" calcext:value-type="float">
            <text:p>5.1136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976" calcext:value-type="float">
            <text:p>5.119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976" calcext:value-type="float">
            <text:p>5.1197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519" calcext:value-type="float">
            <text:p>5.115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519" calcext:value-type="float">
            <text:p>5.1151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099" calcext:value-type="float">
            <text:p>5.120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099" calcext:value-type="float">
            <text:p>5.1209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659" calcext:value-type="float">
            <text:p>4.096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96:.H202])" office:value-type="float" office:value="4.12393" calcext:value-type="float">
            <text:p>4.12393</text:p>
          </table:table-cell>
          <table:table-cell office:value-type="float" office:value="4.09659" calcext:value-type="float">
            <text:p>4.096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84" calcext:value-type="float">
            <text:p>4.10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84" calcext:value-type="float">
            <text:p>4.108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9363" calcext:value-type="float">
            <text:p>4.19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9363" calcext:value-type="float">
            <text:p>4.1936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1388" calcext:value-type="float">
            <text:p>4.113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1388" calcext:value-type="float">
            <text:p>4.1138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92" calcext:value-type="float">
            <text:p>4.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92" calcext:value-type="float">
            <text:p>4.109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4682" calcext:value-type="float">
            <text:p>4.1468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899" calcext:value-type="float">
            <text:p>4.09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9899" calcext:value-type="float">
            <text:p>4.0989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04" calcext:value-type="float">
            <text:p>5.9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203:.H209])" office:value-type="float" office:value="5.95901285714286" calcext:value-type="float">
            <text:p>5.9590128571</text:p>
          </table:table-cell>
          <table:table-cell office:value-type="float" office:value="5.9404" calcext:value-type="float">
            <text:p>5.94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7044" calcext:value-type="float">
            <text:p>5.970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7044" calcext:value-type="float">
            <text:p>5.9704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3446" calcext:value-type="float">
            <text:p>5.9344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3446" calcext:value-type="float">
            <text:p>5.9344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6.0419" calcext:value-type="float">
            <text:p>6.04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0419" calcext:value-type="float">
            <text:p>6.041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606" calcext:value-type="float">
            <text:p>5.96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606" calcext:value-type="float">
            <text:p>5.96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1933" calcext:value-type="float">
            <text:p>5.91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1933" calcext:value-type="float">
            <text:p>5.9193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596" calcext:value-type="float">
            <text:p>5.9459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4596" calcext:value-type="float">
            <text:p>5.9459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200 tre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91" calcext:value-type="float">
            <text:p>31.87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2:.H218])" office:value-type="float" office:value="31.8885714285714" calcext:value-type="float">
            <text:p>31.8885714286</text:p>
          </table:table-cell>
          <table:table-cell office:value-type="float" office:value="31.8791" calcext:value-type="float">
            <text:p>31.879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42" calcext:value-type="float">
            <text:p>31.86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42" calcext:value-type="float">
            <text:p>31.864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63" calcext:value-type="float">
            <text:p>31.88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63" calcext:value-type="float">
            <text:p>31.8863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5" calcext:value-type="float">
            <text:p>31.86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5" calcext:value-type="float">
            <text:p>31.86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34" calcext:value-type="float">
            <text:p>31.87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34" calcext:value-type="float">
            <text:p>31.873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971" calcext:value-type="float">
            <text:p>31.9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71" calcext:value-type="float">
            <text:p>31.97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1" calcext:value-type="float">
            <text:p>31.8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1" calcext:value-type="float">
            <text:p>31.88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48" calcext:value-type="float">
            <text:p>31.9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9:.H225])" office:value-type="float" office:value="31.9187" calcext:value-type="float">
            <text:p>31.9187</text:p>
          </table:table-cell>
          <table:table-cell office:value-type="float" office:value="31.948" calcext:value-type="float">
            <text:p>31.94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6" calcext:value-type="float">
            <text:p>31.9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6" calcext:value-type="float">
            <text:p>31.91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37" calcext:value-type="float">
            <text:p>31.91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37" calcext:value-type="float">
            <text:p>31.913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3" calcext:value-type="float">
            <text:p>31.908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3" calcext:value-type="float">
            <text:p>31.908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18" calcext:value-type="float">
            <text:p>31.91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18" calcext:value-type="float">
            <text:p>31.911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242" calcext:value-type="float">
            <text:p>31.92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42" calcext:value-type="float">
            <text:p>31.924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9" calcext:value-type="float">
            <text:p>31.90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9" calcext:value-type="float">
            <text:p>31.908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14" calcext:value-type="float">
            <text:p>16.5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26:.H232])" office:value-type="float" office:value="16.5254428571429" calcext:value-type="float">
            <text:p>16.5254428571</text:p>
          </table:table-cell>
          <table:table-cell office:value-type="float" office:value="16.514" calcext:value-type="float">
            <text:p>16.51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689" calcext:value-type="float">
            <text:p>16.56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689" calcext:value-type="float">
            <text:p>16.568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" calcext:value-type="float">
            <text:p>16.5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" calcext:value-type="float">
            <text:p>16.50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6" calcext:value-type="float">
            <text:p>16.50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6" calcext:value-type="float">
            <text:p>16.503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54" calcext:value-type="float">
            <text:p>16.50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54" calcext:value-type="float">
            <text:p>16.505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7" calcext:value-type="float">
            <text:p>16.507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755" calcext:value-type="float">
            <text:p>16.57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755" calcext:value-type="float">
            <text:p>16.575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8034" calcext:value-type="float">
            <text:p>9.180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33:.H239])" office:value-type="float" office:value="9.26848428571429" calcext:value-type="float">
            <text:p>9.2684842857</text:p>
          </table:table-cell>
          <table:table-cell office:value-type="float" office:value="9.18034" calcext:value-type="float">
            <text:p>9.1803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9548" calcext:value-type="float">
            <text:p>9.19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9548" calcext:value-type="float">
            <text:p>9.1954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705" calcext:value-type="float">
            <text:p>9.167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705" calcext:value-type="float">
            <text:p>9.1670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079" calcext:value-type="float">
            <text:p>9.16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079" calcext:value-type="float">
            <text:p>9.1607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6575" calcext:value-type="float">
            <text:p>9.7657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6575" calcext:value-type="float">
            <text:p>9.7657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266" calcext:value-type="float">
            <text:p>9.202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266" calcext:value-type="float">
            <text:p>9.2026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732" calcext:value-type="float">
            <text:p>9.207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732" calcext:value-type="float">
            <text:p>9.2073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9" calcext:value-type="float">
            <text:p>5.482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0:.H246])" office:value-type="float" office:value="5.48818428571429" calcext:value-type="float">
            <text:p>5.4881842857</text:p>
          </table:table-cell>
          <table:table-cell office:value-type="float" office:value="5.4829" calcext:value-type="float">
            <text:p>5.482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945" calcext:value-type="float">
            <text:p>5.479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945" calcext:value-type="float">
            <text:p>5.4794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451" calcext:value-type="float">
            <text:p>5.4845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451" calcext:value-type="float">
            <text:p>5.4845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85" calcext:value-type="float">
            <text:p>5.482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285" calcext:value-type="float">
            <text:p>5.4828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51636" calcext:value-type="float">
            <text:p>5.516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51636" calcext:value-type="float">
            <text:p>5.5163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463" calcext:value-type="float">
            <text:p>5.474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463" calcext:value-type="float">
            <text:p>5.474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9659" calcext:value-type="float">
            <text:p>5.4965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9659" calcext:value-type="float">
            <text:p>5.4965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5295" calcext:value-type="float">
            <text:p>3.452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7:.H253])" office:value-type="float" office:value="3.49564142857143" calcext:value-type="float">
            <text:p>3.4956414286</text:p>
          </table:table-cell>
          <table:table-cell office:value-type="float" office:value="3.45295" calcext:value-type="float">
            <text:p>3.4529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602" calcext:value-type="float">
            <text:p>3.446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602" calcext:value-type="float">
            <text:p>3.4460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6663" calcext:value-type="float">
            <text:p>3.466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6663" calcext:value-type="float">
            <text:p>3.466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2567" calcext:value-type="float">
            <text:p>3.525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2567" calcext:value-type="float">
            <text:p>3.5256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95" calcext:value-type="float">
            <text:p>3.5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95" calcext:value-type="float">
            <text:p>3.59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3803" calcext:value-type="float">
            <text:p>3.538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803" calcext:value-type="float">
            <text:p>3.5380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519" calcext:value-type="float">
            <text:p>3.4451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519" calcext:value-type="float">
            <text:p>3.4451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8513" calcext:value-type="float">
            <text:p>2.38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54:.H260])" office:value-type="float" office:value="2.39649857142857" calcext:value-type="float">
            <text:p>2.3964985714</text:p>
          </table:table-cell>
          <table:table-cell office:value-type="float" office:value="2.38513" calcext:value-type="float">
            <text:p>2.3851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9593" calcext:value-type="float">
            <text:p>2.395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9593" calcext:value-type="float">
            <text:p>2.3959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43" calcext:value-type="float">
            <text:p>2.41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43" calcext:value-type="float">
            <text:p>2.414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5344" calcext:value-type="float">
            <text:p>2.453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5344" calcext:value-type="float">
            <text:p>2.4534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717" calcext:value-type="float">
            <text:p>2.371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717" calcext:value-type="float">
            <text:p>2.371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206" calcext:value-type="float">
            <text:p>2.4120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4293" calcext:value-type="float">
            <text:p>2.342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4293" calcext:value-type="float">
            <text:p>2.3429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7162" calcext:value-type="float">
            <text:p>1.97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1:.H267])" office:value-type="float" office:value="1.97168857142857" calcext:value-type="float">
            <text:p>1.9716885714</text:p>
          </table:table-cell>
          <table:table-cell office:value-type="float" office:value="1.97162" calcext:value-type="float">
            <text:p>1.9716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391" calcext:value-type="float">
            <text:p>2.00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391" calcext:value-type="float">
            <text:p>2.0039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2493" calcext:value-type="float">
            <text:p>2.024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2493" calcext:value-type="float">
            <text:p>2.0249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485" calcext:value-type="float">
            <text:p>2.004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485" calcext:value-type="float">
            <text:p>2.0048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4404" calcext:value-type="float">
            <text:p>1.944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4404" calcext:value-type="float">
            <text:p>1.9440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9841" calcext:value-type="float">
            <text:p>1.998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9841" calcext:value-type="float">
            <text:p>1.9984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85406" calcext:value-type="float">
            <text:p>1.854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406" calcext:value-type="float">
            <text:p>1.8540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718" calcext:value-type="float">
            <text:p>1.7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8:.H274])" office:value-type="float" office:value="1.81525571428571" calcext:value-type="float">
            <text:p>1.8152557143</text:p>
          </table:table-cell>
          <table:table-cell office:value-type="float" office:value="1.7718" calcext:value-type="float">
            <text:p>1.771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366" calcext:value-type="float">
            <text:p>1.853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366" calcext:value-type="float">
            <text:p>1.8536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7678" calcext:value-type="float">
            <text:p>1.876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7678" calcext:value-type="float">
            <text:p>1.8767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6776" calcext:value-type="float">
            <text:p>1.767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6776" calcext:value-type="float">
            <text:p>1.7677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041" calcext:value-type="float">
            <text:p>1.8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041" calcext:value-type="float">
            <text:p>1.8504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4522" calcext:value-type="float">
            <text:p>1.745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4522" calcext:value-type="float">
            <text:p>1.7452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4116" calcext:value-type="float">
            <text:p>1.841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4116" calcext:value-type="float">
            <text:p>1.8411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8" calcext:value-type="float">
            <text:p>31.8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75:.H281])" office:value-type="float" office:value="31.8993" calcext:value-type="float">
            <text:p>31.8993</text:p>
          </table:table-cell>
          <table:table-cell office:value-type="float" office:value="31.878" calcext:value-type="float">
            <text:p>31.87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67" calcext:value-type="float">
            <text:p>31.87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67" calcext:value-type="float">
            <text:p>31.876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79" calcext:value-type="float">
            <text:p>31.88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79" calcext:value-type="float">
            <text:p>31.887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972" calcext:value-type="float">
            <text:p>31.89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972" calcext:value-type="float">
            <text:p>31.897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39" calcext:value-type="float">
            <text:p>31.88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39" calcext:value-type="float">
            <text:p>31.883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298" calcext:value-type="float">
            <text:p>31.92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98" calcext:value-type="float">
            <text:p>31.929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416" calcext:value-type="float">
            <text:p>31.94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416" calcext:value-type="float">
            <text:p>31.941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04" calcext:value-type="float">
            <text:p>16.49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2:.H288])" office:value-type="float" office:value="16.5031285714286" calcext:value-type="float">
            <text:p>16.5031285714</text:p>
          </table:table-cell>
          <table:table-cell office:value-type="float" office:value="16.4904" calcext:value-type="float">
            <text:p>16.49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6" calcext:value-type="float">
            <text:p>16.50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6" calcext:value-type="float">
            <text:p>16.507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99" calcext:value-type="float">
            <text:p>16.499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99" calcext:value-type="float">
            <text:p>16.499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39" calcext:value-type="float">
            <text:p>16.49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39" calcext:value-type="float">
            <text:p>16.493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9" calcext:value-type="float">
            <text:p>16.5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9" calcext:value-type="float">
            <text:p>16.507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41" calcext:value-type="float">
            <text:p>16.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41" calcext:value-type="float">
            <text:p>16.504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181" calcext:value-type="float">
            <text:p>16.51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181" calcext:value-type="float">
            <text:p>16.518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67" calcext:value-type="float">
            <text:p>9.14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9:.H295])" office:value-type="float" office:value="9.23571" calcext:value-type="float">
            <text:p>9.23571</text:p>
          </table:table-cell>
          <table:table-cell office:value-type="float" office:value="9.1467" calcext:value-type="float">
            <text:p>9.146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3769" calcext:value-type="float">
            <text:p>9.1376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3769" calcext:value-type="float">
            <text:p>9.1376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846" calcext:value-type="float">
            <text:p>9.148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4846" calcext:value-type="float">
            <text:p>9.1484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552" calcext:value-type="float">
            <text:p>9.155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552" calcext:value-type="float">
            <text:p>9.1555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13" calcext:value-type="float">
            <text:p>9.1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13" calcext:value-type="float">
            <text:p>9.151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6588" calcext:value-type="float">
            <text:p>9.165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588" calcext:value-type="float">
            <text:p>9.1658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4442" calcext:value-type="float">
            <text:p>9.7444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81633" calcext:value-type="float">
            <text:p>5.8163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96:.H302])" office:value-type="float" office:value="5.50091571428572" calcext:value-type="float">
            <text:p>5.5009157143</text:p>
          </table:table-cell>
          <table:table-cell office:value-type="float" office:value="5.81633" calcext:value-type="float">
            <text:p>5.8163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452" calcext:value-type="float">
            <text:p>5.444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452" calcext:value-type="float">
            <text:p>5.4445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318" calcext:value-type="float">
            <text:p>5.453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318" calcext:value-type="float">
            <text:p>5.4531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04" calcext:value-type="float">
            <text:p>5.450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04" calcext:value-type="float">
            <text:p>5.450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37" calcext:value-type="float">
            <text:p>5.450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37" calcext:value-type="float">
            <text:p>5.4503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685" calcext:value-type="float">
            <text:p>5.446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685" calcext:value-type="float">
            <text:p>5.4468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512" calcext:value-type="float">
            <text:p>5.445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512" calcext:value-type="float">
            <text:p>5.4451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3247" calcext:value-type="float">
            <text:p>3.432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03:.H309])" office:value-type="float" office:value="3.48438285714286" calcext:value-type="float">
            <text:p>3.4843828571</text:p>
          </table:table-cell>
          <table:table-cell office:value-type="float" office:value="3.43247" calcext:value-type="float">
            <text:p>3.4324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843" calcext:value-type="float">
            <text:p>3.448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843" calcext:value-type="float">
            <text:p>3.4484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9718" calcext:value-type="float">
            <text:p>3.49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9718" calcext:value-type="float">
            <text:p>3.4971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826" calcext:value-type="float">
            <text:p>3.48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26" calcext:value-type="float">
            <text:p>3.482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424" calcext:value-type="float">
            <text:p>3.544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424" calcext:value-type="float">
            <text:p>3.5442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371" calcext:value-type="float">
            <text:p>3.543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371" calcext:value-type="float">
            <text:p>3.5437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205" calcext:value-type="float">
            <text:p>3.442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205" calcext:value-type="float">
            <text:p>3.442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0:.H316])" office:value-type="float" office:value="2.43245" calcext:value-type="float">
            <text:p>2.43245</text:p>
          </table:table-cell>
          <table:table-cell office:value-type="float" office:value="2.42871" calcext:value-type="float">
            <text:p>2.4287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58" calcext:value-type="float">
            <text:p>2.428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2858" calcext:value-type="float">
            <text:p>2.4285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23" calcext:value-type="float">
            <text:p>2.4332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23" calcext:value-type="float">
            <text:p>2.4332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91" calcext:value-type="float">
            <text:p>2.43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91" calcext:value-type="float">
            <text:p>2.4339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45" calcext:value-type="float">
            <text:p>2.432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45" calcext:value-type="float">
            <text:p>2.4324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55" calcext:value-type="float">
            <text:p>2.432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55" calcext:value-type="float">
            <text:p>2.4325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772" calcext:value-type="float">
            <text:p>2.437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772" calcext:value-type="float">
            <text:p>2.4377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162" calcext:value-type="float">
            <text:p>2.96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7:.H323])" office:value-type="float" office:value="2.96576571428571" calcext:value-type="float">
            <text:p>2.9657657143</text:p>
          </table:table-cell>
          <table:table-cell office:value-type="float" office:value="2.96162" calcext:value-type="float">
            <text:p>2.9616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9577" calcext:value-type="float">
            <text:p>2.995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9577" calcext:value-type="float">
            <text:p>2.9957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746" calcext:value-type="float">
            <text:p>2.957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746" calcext:value-type="float">
            <text:p>2.9574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7894" calcext:value-type="float">
            <text:p>2.978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7894" calcext:value-type="float">
            <text:p>2.9789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455" calcext:value-type="float">
            <text:p>2.94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455" calcext:value-type="float">
            <text:p>2.945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74" calcext:value-type="float">
            <text:p>2.96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674" calcext:value-type="float">
            <text:p>2.967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367" calcext:value-type="float">
            <text:p>2.953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367" calcext:value-type="float">
            <text:p>2.9536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624" calcext:value-type="float">
            <text:p>3.246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24:.H330])" office:value-type="float" office:value="3.29508428571429" calcext:value-type="float">
            <text:p>3.2950842857</text:p>
          </table:table-cell>
          <table:table-cell office:value-type="float" office:value="3.24624" calcext:value-type="float">
            <text:p>3.2462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589" calcext:value-type="float">
            <text:p>3.245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589" calcext:value-type="float">
            <text:p>3.2458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44407" calcext:value-type="float">
            <text:p>3.4440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407" calcext:value-type="float">
            <text:p>3.4440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39336" calcext:value-type="float">
            <text:p>3.393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9336" calcext:value-type="float">
            <text:p>3.3933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3968" calcext:value-type="float">
            <text:p>3.239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3968" calcext:value-type="float">
            <text:p>3.2396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04" calcext:value-type="float">
            <text:p>3.248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04" calcext:value-type="float">
            <text:p>3.248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31" calcext:value-type="float">
            <text:p>3.2483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31" calcext:value-type="float">
            <text:p>3.24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8:06:38.69983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6T19:38:30.028083611</dc:date>
    <meta:editing-duration>PT3H22M4S</meta:editing-duration>
    <meta:editing-cycles>20</meta:editing-cycles>
    <meta:document-statistic meta:table-count="1" meta:cell-count="2219" meta:object-count="0"/>
  </office:meta>
</office:document-meta>
</file>